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5-03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4-03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3-03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2-03-3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1-03-2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20-03-17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9-03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8-03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7-03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6-03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5-03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4-03-13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3-03-1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2-03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10-03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9-03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8-03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7-03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200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332" calcext:value-type="float">
            <text:p>91.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113355701</text:p>
          </table:table-cell>
          <table:table-cell office:value-type="string" calcext:value-type="string">
            <text:p>(B-15-15)29ccc- 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